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20 Feb. 2026</text:span></text:p>
      <text:p text:style-name="Normal"/>
      <text:p text:style-name="Normal">Over and over, I repeated a single word in whisper: «Cold».</text:p>
      <text:p text:style-name="Normal">The cold made me shiver and stumble over my words, hardly allowing me to speak.</text:p>
      <text:p text:style-name="Normal"/>
      <text:p text:style-name="Normal">To forget about the feeling, I focused my attention on whispering.</text:p>
      <text:p text:style-name="Normal">My lantern was long extinguished by the wind, so I threw it away.</text:p>
      <text:p text:style-name="Normal">Without knowing whether or where I will arrive, I had to trudge.</text:p>
      <text:p text:style-name="Normal"/>
      <text:p text:style-name="Normal">It was dark, for I couldn’t see anything.</text:p>
      <text:p text:style-name="Normal"/>
      <text:p text:style-name="Normal">A subtle ray of light pierced through the skies and darkness, falling on my face.</text:p>
      <text:p text:style-name="Normal">I was getting faster. Slightly, I smiled.</text:p>
      <text:p text:style-name="Normal"/>
      <text:p text:style-name="Normal">The light illuminated my surroundings, letting me see.</text:p>
      <text:p text:style-name="Normal">I felt as if familiar with what’s around, I thought I could recognize where I was, although I wouldn’t remember where I was exactly.</text:p>
      <text:p text:style-name="Normal">I didn’t know if I was correct or it’s all just déjà vu, but I felt relieved anyway.</text:p>
      <text:p text:style-name="Normal"/>
      <text:p text:style-name="Normal">My breathing was getting faster.</text:p>
      <text:p text:style-name="Normal">The looming sunlight was bright... So bright my eyes began to hurt.</text:p>
      <text:p text:style-name="Normal"/>
      <text:p text:style-name="Normal">And I couldn’t close them.</text:p>
      <text:p text:style-name="Normal"/>
      <text:p text:style-name="Normal">At some point, I ran instead of hustling.</text:p>
      <text:p text:style-name="Normal">It wasn’t as tiring anymore. My body felt as light as it was never.</text:p>
      <text:p text:style-name="Normal"/>
      <text:p text:style-name="Normal">The light grew stronger. From my eyes, tears flowed down my face.</text:p>
      <text:p text:style-name="Normal"/>
      <text:p text:style-name="Normal">The light grew stronger...</text:p>
      <text:p text:style-name="Normal"/>
      <text:p text:style-name="Normal"/>
      <text:p text:style-name="Normal">By now, the whole world was filled with red.</text:p>
      <text:p text:style-name="Normal"/>
      <text:p text:style-name="Normal"/>
      <text:p text:style-name="Normal">I wondered if it was blood.</text:p>
      <text:p text:style-name="Normal"/>
      <text:p text:style-name="Normal"/>
      <text:p text:style-name="Normal"/>
      <text:p text:style-name="Normal">And the light grew stronger.</text:p>
      <text:p text:style-name="Normal"/>
      <text:p text:style-name="Normal"/>
      <text:p text:style-name="Normal">And, as the light was too strong</text:p>
      <text:p text:style-name="Normal">for a human being to endure,</text:p>
      <text:p text:style-name="Normal"/>
      <text:p text:style-name="Normal">there was nothing.</text:p>
      <text:p text:style-name="Normal"/>
      <text:p text:style-name="Normal"/>
      <text:p text:style-name="Normal"/>
      <text:p text:style-name="P1"><text:span text:style-name="T1">22 Feb. 2026</text:span></text:p>
      <text:p text:style-name="Normal"/>
      <text:p text:style-name="Normal">Gradually, I regained my vision. It was hard for me to focus.</text:p>
      <text:p text:style-name="Normal"> <text:s text:c="1"/>I was lying on the ground, for some reason, wrapped in a curl. As I lifted my head, I could see majestic cathedral walls covered in gold, with numerous frescoes upon them.</text:p>
      <text:p text:style-name="Normal"> <text:s text:c="1"/>A splendor voice echoed throughout the whole room from behind, being reflected by the walls multiple times, making me feel disorientated, causing headache and nausea. «You lied,» it said.</text:p>
      <text:p text:style-name="Normal"> <text:s text:c="1"/>I opened my mouth, but I couldn’t hear myself speak.</text:p>
      <text:p text:style-name="Normal"> <text:s text:c="1"/>«You deceived!» It spoke loudly again. I, unwilfully, lowered my forehead, pressing it on the cold marble, shivering as if afraid.</text:p>
      <text:p text:style-name="Normal"> <text:s text:c="1"/>«You abandoned!» My hands reached for my neck. I began strangling myself. Without breath, I couldn’t have had the hope of ever speaking up again. It seemed that, for I had made an irreparable mistake, deeply regretting it, I too didn’t consider myself worthy of living anymore, of fighting back.</text:p>
      <text:p text:style-name="Normal"> <text:s text:c="1"/>«You killed!» I wanted to cough, but I couldn’t. Blood trickled down from my mouth to my eyes, filling the world with red, making my vision blur and darken.</text:p>
      <text:p text:style-name="Normal"> <text:s text:c="1"/>My fingers pierced the skin of my neck, my hands have broken it, letting me hear the cracking sound of bones, but my grip did not become any weaker.</text:p>
      <text:p text:style-name="Normal"> <text:s text:c="1"/>«And worst of all,» as it continued to speak, my body grew heavier tremendously. «You pretended to have forgotten!»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